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officeooo:rsid="00067f95" officeooo:paragraph-rsid="00067f95" style:font-size-asian="20pt" style:font-size-complex="20pt"/>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officeooo:rsid="00067f95" officeooo:paragraph-rsid="00067f95" style:font-size-asian="11.3500003814697pt" style:font-size-complex="13pt"/>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officeooo:rsid="00067f95" officeooo:paragraph-rsid="00067f9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bold" officeooo:rsid="000c3d4c" officeooo:paragraph-rsid="000c3d4c"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bold" officeooo:rsid="000c45fd" officeooo:paragraph-rsid="000c45f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7fe2a" officeooo:paragraph-rsid="0007fe2a"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986ff" officeooo:paragraph-rsid="000986ff"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a44d9" officeooo:paragraph-rsid="000a44d9"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officeooo:rsid="00067f95" officeooo:paragraph-rsid="00067f95" style:font-size-asian="11.3500003814697pt" style:font-size-complex="13pt"/>
    </style:style>
    <style:style style:name="P10" style:family="paragraph" style:parent-style-name="Standard">
      <style:paragraph-properties fo:text-align="start" style:justify-single-word="false"/>
      <style:text-properties fo:font-size="13pt" style:text-underline-style="none" fo:font-weight="normal" officeooo:rsid="00067f95" officeooo:paragraph-rsid="00067f95"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07fe2a" officeooo:paragraph-rsid="0007fe2a"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0986ff" officeooo:paragraph-rsid="000986ff"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0a54a2" officeooo:paragraph-rsid="000a54a2"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0a44d9" officeooo:paragraph-rsid="000a44d9"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0de5aa" officeooo:paragraph-rsid="000de5aa"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0986ff" officeooo:paragraph-rsid="000986ff"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0e2143" officeooo:paragraph-rsid="000e2143" style:font-size-asian="11.3500003814697pt" style:font-weight-asian="normal" style:font-size-complex="13pt" style:font-weight-complex="normal"/>
    </style:style>
    <style:style style:name="T1" style:family="text">
      <style:text-properties style:text-underline-style="none" fo:font-weight="normal" style:font-weight-asian="normal" style:font-weight-complex="normal"/>
    </style:style>
    <style:style style:name="T2" style:family="text">
      <style:text-properties officeooo:rsid="000e30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folio website</text:p>
      <text:p text:style-name="P2"/>
      <text:p text:style-name="P9">De portfolio website wordt gemaakt met Flask.</text:p>
      <text:p text:style-name="P9">Flask is enkel geïnstalleerd in de virtual environment die gepaard gaat met deze website.</text:p>
      <text:p text:style-name="P9"/>
      <text:p text:style-name="P3">Virtual environment</text:p>
      <text:p text:style-name="P9">Je kan deze starten door naar de flaskproject/portfoliowebsite folder te navigeren en daar het volgende commando uit te voeren: <text:s/>'source venv/bin/activate'</text:p>
      <text:p text:style-name="P9"/>
      <text:p text:style-name="P9">Indien je de virtual environment wil verlaten typ je gewoon 'deactivate'</text:p>
      <text:p text:style-name="P9"/>
      <text:p text:style-name="P3">Opbouw website</text:p>
      <text:p text:style-name="P10">De website is dus te vinden onder Documents/flaskproject/portfoliowebsite</text:p>
      <text:p text:style-name="P11"/>
      <text:p text:style-name="P11">in deze folders hebben we volgende elementen staan:</text:p>
      <text:p text:style-name="P11"/>
      <text:p text:style-name="P6">__init__.py</text:p>
      <text:p text:style-name="P11">Van hieruit wordt de hele website geïnitieerd. Deze bevat de sturing, bv: welke pagina's zijn er allemaal (te bekijken door de app.route('/paginanaam')) en dan ook welke functie er moet op uitgevoerd worden (vaak render_template al dan niet met parameters)</text:p>
      <text:p text:style-name="P12">bij het renderen van templates wordt verwezen naar de templates folder en het juiste bestand daar.</text:p>
      <text:p text:style-name="P12"/>
      <text:p text:style-name="P13">Indien je de website wenst te runnen vanuit de virtual environment (essentieel), kan je dit doen door naar de flaskproject/portfoliowebsite te navigeren en daar het volgende commando uit te voeren: 'python __init__.py'</text:p>
      <text:p text:style-name="P12"/>
      <text:p text:style-name="P7">Templates</text:p>
      <text:p text:style-name="P12">De templates folder bevat alle templates voor onze website. Deze maken gebruik vand e jinja2 templating language. Variabelen kunnen er gemaakt worden door {{ var }} te <text:s/>gebruiken en logica kan geïmplementeerd worden dmv {% logic %} {% endlogic %}. Bedoeling is dus om een main template te maken waarin de grote kader van de website staat (html head, vormgevingsfactoren, …) en vanuit deze main dan de pagina specifieke dingen te genereren (soort van subrendering).</text:p>
      <text:p text:style-name="P12"/>
      <text:p text:style-name="P17">De templates kunnen ook subtemplates gebruiken en mekaar extenden. Zo is de home.html een extended versie van de main.html pagina. Je roept de home.html op om de pagina te laten zien in je browser. Logisch ook want dit is de enige pagina die aangeeft welke andere pagina hij gebruikt.</text:p>
      <text:p text:style-name="P12"/>
      <text:p text:style-name="P7">Static </text:p>
      <text:p text:style-name="P12">In het static mapje kan je alle statische elementen van de website terugvinden zoals afbeeldingen, icoontjes, bootstrap elementen, eventueel video's, …)</text:p>
      <text:p text:style-name="P12"/>
      <text:p text:style-name="P8">Documentatie</text:p>
      <text:p text:style-name="P14">In het mapje documentatie kan je vanzelfsprekend alle documentatie omtrent de website vinden. Ook het huidige bestand is hierin te vinden.</text:p>
      <text:p text:style-name="P14"/>
      <text:p text:style-name="P4"><text:soft-page-break/>Bootstrap</text:p>
      <text:p text:style-name="P5"><text:a xlink:type="simple" xlink:href="http://www.getbootstrap.com/" text:style-name="Internet_20_link" text:visited-style-name="Visited_20_Internet_20_Link"><text:span text:style-name="T1">http://www.getbootstrap.com/</text:span></text:a></text:p>
      <text:p text:style-name="P15">bootstrap is een html/css/js framework dat je vele standaardelementen laat gebruiken waardoor je zelf veel minder code moet schrijven. Daarnaast maakt het jouw website ook onmiddellijk responsive (toont anders op website vs mobile device). <text:span text:style-name="T2">Via templates en veel copy/paste code werd al snel een degelijke layout voor de homepagina van de website bepaa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2:20:58.273176931</meta:creation-date>
    <dc:date>2016-07-23T21:05:18.006050960</dc:date>
    <meta:editing-duration>PT33M1S</meta:editing-duration>
    <meta:editing-cycles>10</meta:editing-cycles>
    <meta:generator>LibreOffice/5.0.2.2$Linux_X86_64 LibreOffice_project/00m0$Build-2</meta:generator>
    <meta:document-statistic meta:table-count="0" meta:image-count="0" meta:object-count="0" meta:page-count="2" meta:paragraph-count="23" meta:word-count="387" meta:character-count="2575" meta:non-whitespace-character-count="2208"/>
  </office:meta>
</office:document-meta>
</file>